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044" officeooo:paragraph-rsid="00081044"/>
    </style:style>
    <style:style style:name="P2" style:family="paragraph" style:parent-style-name="Standard">
      <style:text-properties officeooo:rsid="000a0586" officeooo:paragraph-rsid="000a0586"/>
    </style:style>
    <style:style style:name="P3" style:family="paragraph" style:parent-style-name="Standard">
      <style:text-properties officeooo:rsid="00081044" officeooo:paragraph-rsid="00081044" fo:background-color="#77bc65"/>
    </style:style>
    <style:style style:name="P4" style:family="paragraph" style:parent-style-name="Standard">
      <style:text-properties officeooo:rsid="000a0586" officeooo:paragraph-rsid="000a0586" fo:background-color="#77bc65"/>
    </style:style>
    <style:style style:name="P5" style:family="paragraph" style:parent-style-name="Standard">
      <style:text-properties officeooo:rsid="00081044" officeooo:paragraph-rsid="00081044" fo:background-color="#ff5429"/>
    </style:style>
    <style:style style:name="P6" style:family="paragraph" style:parent-style-name="Standard">
      <style:text-properties officeooo:rsid="000a0586" officeooo:paragraph-rsid="000a0586" fo:background-color="#ff3838"/>
    </style:style>
    <style:style style:name="P7" style:family="paragraph" style:parent-style-name="Standard">
      <style:text-properties officeooo:rsid="00081044" officeooo:paragraph-rsid="00081044" fo:background-color="#ff3838"/>
    </style:style>
    <style:style style:name="P8" style:family="paragraph" style:parent-style-name="Standard">
      <style:text-properties officeooo:rsid="00081044" officeooo:paragraph-rsid="00081044" fo:background-color="#ffde59"/>
    </style:style>
    <style:style style:name="P9" style:family="paragraph" style:parent-style-name="Standard">
      <style:text-properties officeooo:rsid="00081044" officeooo:paragraph-rsid="0011d59e" fo:background-color="#ffde59"/>
    </style:style>
    <style:style style:name="P10" style:family="paragraph" style:parent-style-name="Standard">
      <style:text-properties officeooo:paragraph-rsid="00081044" fo:background-color="#ffde59"/>
    </style:style>
    <style:style style:name="P11" style:family="paragraph" style:parent-style-name="Text_20_body">
      <style:text-properties officeooo:rsid="000e34b2" officeooo:paragraph-rsid="000e34b2"/>
    </style:style>
    <style:style style:name="P12" style:family="paragraph" style:parent-style-name="Text_20_body">
      <style:text-properties officeooo:paragraph-rsid="000e34b2"/>
    </style:style>
    <style:style style:name="P13" style:family="paragraph" style:parent-style-name="Text_20_body">
      <style:text-properties officeooo:rsid="000f9e8a" officeooo:paragraph-rsid="000f9e8a"/>
    </style:style>
    <style:style style:name="P14" style:family="paragraph" style:parent-style-name="Text_20_body">
      <style:text-properties officeooo:rsid="00124a26" officeooo:paragraph-rsid="00124a26" fo:background-color="#77bc65"/>
    </style:style>
    <style:style style:name="T1" style:family="text">
      <style:text-properties officeooo:rsid="00081044"/>
    </style:style>
    <style:style style:name="T2" style:family="text">
      <style:text-properties officeooo:rsid="000a0586"/>
    </style:style>
    <style:style style:name="T3" style:family="text">
      <style:text-properties officeooo:rsid="000a2648"/>
    </style:style>
    <style:style style:name="T4" style:family="text">
      <style:text-properties officeooo:rsid="000cefd6"/>
    </style:style>
    <style:style style:name="T5" style:family="text">
      <style:text-properties officeooo:rsid="000e34b2"/>
    </style:style>
    <style:style style:name="T6" style:family="text">
      <style:text-properties style:font-name="Liberation Sans" fo:font-size="18.2000007629395pt" fo:font-weight="bold" officeooo:rsid="000e34b2" style:font-name-asian="Microsoft YaHei" style:font-size-asian="18.2000007629395pt" style:font-weight-asian="bold" style:font-name-complex="Arial" style:font-size-complex="18.2000007629395pt" style:font-weight-complex="bold"/>
    </style:style>
    <style:style style:name="T7" style:family="text">
      <style:text-properties fo:background-color="#77bc65" loext:char-shading-value="0"/>
    </style:style>
    <style:style style:name="T8" style:family="text">
      <style:text-properties fo:background-color="#77bc65" loext:char-shading-value="0"/>
    </style:style>
    <style:style style:name="T9" style:family="text"/>
    <style:style style:name="T10" style:family="text">
      <style:text-properties fo:background-color="#ff3838" loext:char-shading-value="0"/>
    </style:style>
    <style:style style:name="T11" style:family="text">
      <style:text-properties officeooo:rsid="000f9e8a" fo:background-color="#ff3838" loext:char-shading-value="0"/>
    </style:style>
    <style:style style:name="T12" style:family="text">
      <style:text-properties officeooo:rsid="000e34b2" fo:background-color="#ff5429" loext:char-shading-value="0"/>
    </style:style>
    <style:style style:name="T13" style:family="text">
      <style:text-properties fo:background-color="#ff5429" loext:char-shading-value="0"/>
    </style:style>
    <style:style style:name="T14" style:family="text">
      <style:text-properties officeooo:rsid="0011d59e"/>
    </style:style>
    <style:style style:name="T15" style:family="text">
      <style:text-properties officeooo:rsid="00081044" fo:background-color="#ffde59" loext:char-shading-value="0"/>
    </style:style>
    <style:style style:name="T16" style:family="text">
      <style:text-properties officeooo:rsid="000cefd6" fo:background-color="#ffde5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e case 1</text:h>
      <text:p text:style-name="P3">1) Go to the site → index page</text:p>
      <text:p text:style-name="P7"><text:span text:style-name="T7">2) Create account (validate account)</text:span> →<text:span text:style-name="T14"> Active (needs admin validation and rate limiting)</text:span></text:p>
      <text:p text:style-name="P8">3) Create empty album <text:span text:style-name="T14">(One photo minimum, interface is horrible, requires optional fields)</text:span></text:p>
      <text:p text:style-name="P9">4) Edit album basic text metadata <text:span text:style-name="T14">(interface is horrible, requires optional fields)</text:span></text:p>
      <text:p text:style-name="P10"><text:span text:style-name="T1">5) Upload photos (auto-fill metadata from exif) </text:span><text:span text:style-name="T4">into album </text:span><text:span text:style-name="T14">(no progress bar but works, GPS metadata not read)</text:span></text:p>
      <text:p text:style-name="P5">6) Edit metadata for one file or for a group of selected files</text:p>
      <text:p text:style-name="P5">7) Edit advanced metadata →<text:span text:style-name="T2"> location (create a location or just store GPS coords)</text:span></text:p>
      <text:p text:style-name="P6">8) Set location for multiple images (see list of locations in this album, then in my personal photos, then in photos/groups I have access to, but not those of other users)</text:p>
      <text:p text:style-name="P6">10) Share a link</text:p>
      <text:p text:style-name="P4">12) Select photos and click create a new album from selection</text:p>
      <text:p text:style-name="P1"/>
      <text:h text:style-name="Heading_20_1" text:outline-level="1">Use case 2</text:h>
      <text:p text:style-name="P14">0) Login</text:p>
      <text:p text:style-name="P11">1) <text:span text:style-name="T8">List of my albums (owned</text:span> <text:span text:style-name="T10">and shared by others, e.g. through groups</text:span>)</text:p>
      <text:p text:style-name="P11">2) <text:span text:style-name="T8">Look at an album with its metadata and list of thumbnails</text:span> (<text:span text:style-name="T10">max thumbnails per page</text:span>)</text:p>
      <text:p text:style-name="P11">3) <text:span text:style-name="T10">Diaporama view of album (click on next or previous, or use keyboard, or timer)</text:span></text:p>
      <text:p text:style-name="P12"><text:span text:style-name="T5">4) </text:span><text:span text:style-name="T12">View images and metadata in the album (including map display, update it when switching photos)</text:span></text:p>
      <text:p text:style-name="P11">5) <text:span text:style-name="T13">Edit metadata for selected images in the album</text:span></text:p>
      <text:p text:style-name="P11">6) <text:span text:style-name="T10">Timeline for all albums, timeline for all photos in an album or in all albums</text:span></text:p>
      <text:p text:style-name="P11">7) <text:span text:style-name="T11">Remove selected images from an album</text:span></text:p>
      <text:p text:style-name="P13">8) <text:span text:style-name="T10">Delete images (remove from all albums), only by owner, with confirmation</text:span></text:p>
      <text:p text:style-name="P14">9) Logout</text:p>
      <text:h text:style-name="Heading_20_1" text:outline-level="1">Use case <text:span text:style-name="T6">3</text:span></text:h>
      <text:p text:style-name="P7">- someone shares a link to an album or to a photo</text:p>
      <text:p text:style-name="P7">- click on the link, look at the album and photos, read-only</text:p>
      <text:p text:style-name="P1"/>
      <text:h text:style-name="Heading_20_1" text:outline-level="1">Use case <text:span text:style-name="T6">4</text:span></text:h>
      <text:p text:style-name="P7">- someone shares a metadata edit url</text:p>
      <text:p text:style-name="P7">- click on the link, look at the album and /or photo</text:p>
      <text:p text:style-name="P7">- edit and save album metadata</text:p>
      <text:p text:style-name="P7">- edit and save photo metadata</text:p>
      <text:p text:style-name="P7">- keep history of edits (can be reversed by the owner)</text:p>
      <text:p text:style-name="P1"/>
      <text:h text:style-name="Heading_20_1" text:outline-level="1"><text:soft-page-break/>Use case <text:span text:style-name="T6">5</text:span></text:h>
      <text:p text:style-name="P6">- Export and download my photos (full-resolution, with location/date/comment metadata) in a zip file</text:p>
      <text:p text:style-name="P2"/>
      <text:h text:style-name="Heading_20_1" text:outline-level="1">Use case <text:span text:style-name="T5">6</text:span></text:h>
      <text:p text:style-name="P6">- Create a group and invite users into it.</text:p>
      <text:p text:style-name="P6">- Apply <text:span text:style-name="T3">for membership</text:span> to a group</text:p>
      <text:p text:style-name="P6">- Set permissions to an album or to photos for a group or us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09:30:56.761000000</meta:creation-date>
    <dc:date>2021-01-30T00:39:38.159000000</dc:date>
    <meta:editing-duration>PT45M11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37" meta:word-count="373" meta:character-count="1994" meta:non-whitespace-character-count="1658"/>
  </office:meta>
</office:document-meta>
</file>